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fit-to-size="tru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9cm"/>
    </style:style>
    <style:style style:name="gr6" style:family="graphic" style:parent-style-name="standard">
      <style:graphic-properties draw:textarea-horizontal-align="justify" draw:textarea-vertical-align="middle" draw:fit-to-contour="true" fo:padding-top="0cm" fo:padding-bottom="0cm" fo:padding-left="0cm" fo:padding-right="0cm"/>
    </style:style>
    <style:style style:name="gr7" style:family="graphic" style:parent-style-name="standard">
      <style:graphic-properties draw:textarea-vertical-align="middle" draw:fit-to-contour="tru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4cm" svg:height="7cm" svg:x="52cm" svg:y="3cm">
          <text:p text:style-name="P1">Menú</text:p>
          <text:p text:style-name="P2">1-Verificación habitaciones</text:p>
          <text:p text:style-name="P2">2-Ver salidas</text:p>
          <text:p text:style-name="P2">3-Comprobación para la policía</text:p>
          <text:p text:style-name="P2">4-Ofertas</text:p>
          <text:p text:style-name="P2">5-Salir</text:p>
        </draw:rect>
        <draw:line draw:style-name="gr2" draw:text-style-name="P1" draw:layer="layout" svg:x1="59cm" svg:y1="10cm" svg:x2="59cm" svg:y2="14cm">
          <text:p/>
        </draw:line>
        <draw:line draw:style-name="gr2" draw:text-style-name="P1" draw:layer="layout" svg:x1="10cm" svg:y1="14cm" svg:x2="10cm" svg:y2="18cm">
          <text:p/>
        </draw:line>
        <draw:rect draw:style-name="gr3" draw:text-style-name="P1" draw:layer="layout" svg:width="4cm" svg:height="3cm" svg:x="8cm" svg:y="18cm">
          <text:p text:style-name="P1">1</text:p>
        </draw:rect>
        <draw:rect draw:style-name="gr3" draw:text-style-name="P1" draw:layer="layout" svg:width="4cm" svg:height="3cm" svg:x="53cm" svg:y="18cm">
          <text:p text:style-name="P1">2</text:p>
        </draw:rect>
        <draw:rect draw:style-name="gr3" draw:text-style-name="P1" draw:layer="layout" svg:width="4cm" svg:height="3cm" svg:x="74cm" svg:y="18cm">
          <text:p text:style-name="P1">3</text:p>
        </draw:rect>
        <draw:rect draw:style-name="gr3" draw:text-style-name="P1" draw:layer="layout" svg:width="4cm" svg:height="3cm" svg:x="93cm" svg:y="18cm">
          <text:p text:style-name="P1">4</text:p>
        </draw:rect>
        <draw:rect draw:style-name="gr3" draw:text-style-name="P1" draw:layer="layout" svg:width="4cm" svg:height="3cm" svg:x="107cm" svg:y="18cm">
          <text:p text:style-name="P1">5</text:p>
        </draw:rect>
        <draw:custom-shape draw:style-name="gr4" draw:text-style-name="P1" draw:layer="layout" svg:width="4cm" svg:height="4cm" svg:x="8cm" svg:y="25cm">
          <text:p text:style-name="P1">Hay</text:p>
          <text:p text:style-name="P1">libr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0cm" svg:y1="21cm" svg:x2="10cm" svg:y2="25cm">
          <text:p/>
        </draw:line>
        <draw:line draw:style-name="gr2" draw:text-style-name="P1" draw:layer="layout" svg:x1="12cm" svg:y1="27cm" svg:x2="16cm" svg:y2="27cm">
          <text:p/>
        </draw:line>
        <draw:rect draw:style-name="gr3" draw:text-style-name="P1" draw:layer="layout" svg:width="6cm" svg:height="4cm" svg:x="16cm" svg:y="25cm">
          <text:p text:style-name="P1">Visualizamos</text:p>
          <text:p text:style-name="P1">Habitaciones libres</text:p>
        </draw:rect>
        <draw:custom-shape draw:style-name="gr4" draw:text-style-name="P1" draw:layer="layout" svg:width="4cm" svg:height="4cm" svg:x="17cm" svg:y="33cm">
          <text:p text:style-name="P1">Hay</text:p>
          <text:p text:style-name="P1">Clien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0cm" svg:y1="29cm" svg:x2="10cm" svg:y2="65cm">
          <text:p/>
        </draw:line>
        <draw:custom-shape draw:style-name="gr4" draw:text-style-name="P1" draw:layer="layout" svg:width="4cm" svg:height="4cm" svg:x="26cm" svg:y="41cm">
          <text:p text:style-name="P1">Se</text:p>
          <text:p text:style-name="P1">Qued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8cm" svg:y1="37cm" svg:x2="28cm" svg:y2="41cm">
          <text:p/>
        </draw:line>
        <draw:rect draw:style-name="gr3" draw:text-style-name="P1" draw:layer="layout" svg:width="6cm" svg:height="4cm" svg:x="25cm" svg:y="33cm">
          <text:p text:style-name="P1">Informamos de los</text:p>
          <text:p text:style-name="P1">precios de las</text:p>
          <text:p text:style-name="P1">habitaciones libres</text:p>
        </draw:rect>
        <draw:rect draw:style-name="gr3" draw:text-style-name="P1" draw:layer="layout" svg:width="6cm" svg:height="4cm" svg:x="34cm" svg:y="41cm">
          <text:p text:style-name="P1">Insertamos los</text:p>
          <text:p text:style-name="P1">datos del</text:p>
          <text:p text:style-name="P1">cliente</text:p>
        </draw:rect>
        <draw:line draw:style-name="gr2" draw:text-style-name="P1" draw:layer="layout" svg:x1="37cm" svg:y1="45cm" svg:x2="37cm" svg:y2="49cm">
          <text:p/>
        </draw:line>
        <draw:rect draw:style-name="gr3" draw:text-style-name="P1" draw:layer="layout" svg:width="6cm" svg:height="4cm" svg:x="34cm" svg:y="49cm">
          <text:p text:style-name="P1">Asociamos la </text:p>
          <text:p text:style-name="P1">habitación con</text:p>
          <text:p text:style-name="P1">el cliente</text:p>
        </draw:rect>
        <draw:rect draw:style-name="gr3" draw:text-style-name="P1" draw:layer="layout" svg:width="6cm" svg:height="4cm" svg:x="34cm" svg:y="57cm">
          <text:p text:style-name="P1">Creamos tarjeta</text:p>
          <text:p text:style-name="P1">codificada para</text:p>
          <text:p text:style-name="P1">la habitación</text:p>
        </draw:rect>
        <draw:frame draw:style-name="gr5" draw:layer="layout" svg:width="1cm" svg:height="1.15cm" svg:x="12cm" svg:y="26cm">
          <draw:text-box>
            <text:p>S</text:p>
          </draw:text-box>
        </draw:frame>
        <draw:frame draw:style-name="gr5" draw:layer="layout" svg:width="1cm" svg:height="1.15cm" svg:x="9cm" svg:y="29cm">
          <draw:text-box>
            <text:p>N</text:p>
          </draw:text-box>
        </draw:frame>
        <draw:frame draw:style-name="gr5" draw:layer="layout" svg:width="1cm" svg:height="1.15cm" svg:x="21cm" svg:y="34cm">
          <draw:text-box>
            <text:p>S</text:p>
          </draw:text-box>
        </draw:frame>
        <draw:frame draw:style-name="gr5" draw:layer="layout" svg:width="1cm" svg:height="1.15cm" svg:x="18cm" svg:y="37cm">
          <draw:text-box>
            <text:p>N</text:p>
          </draw:text-box>
        </draw:frame>
        <draw:frame draw:style-name="gr5" draw:layer="layout" svg:width="1cm" svg:height="1.15cm" svg:x="30cm" svg:y="42cm">
          <draw:text-box>
            <text:p>S</text:p>
          </draw:text-box>
        </draw:frame>
        <draw:frame draw:style-name="gr5" draw:layer="layout" svg:width="1cm" svg:height="1.15cm" svg:x="27cm" svg:y="45cm">
          <draw:text-box>
            <text:p>N</text:p>
          </draw:text-box>
        </draw:frame>
        <draw:line draw:style-name="gr2" draw:text-style-name="P1" draw:layer="layout" svg:x1="55cm" svg:y1="21cm" svg:x2="55cm" svg:y2="25cm">
          <text:p/>
        </draw:line>
        <draw:rect draw:style-name="gr3" draw:text-style-name="P1" draw:layer="layout" svg:width="10cm" svg:height="3cm" svg:x="50cm" svg:y="25cm">
          <text:p text:style-name="P1">Elija una opción</text:p>
          <text:p text:style-name="P2">1- Salidas este mismo día</text:p>
          <text:p text:style-name="P2">2-Todas las fechas de salida</text:p>
        </draw:rect>
        <draw:line draw:style-name="gr2" draw:text-style-name="P1" draw:layer="layout" svg:x1="55cm" svg:y1="28cm" svg:x2="55cm" svg:y2="32cm">
          <text:p/>
        </draw:line>
        <draw:line draw:style-name="gr2" draw:text-style-name="P1" draw:layer="layout" svg:x1="49.9cm" svg:y1="32cm" svg:x2="59.9cm" svg:y2="32cm">
          <text:p/>
        </draw:line>
        <draw:line draw:style-name="gr2" draw:text-style-name="P1" draw:layer="layout" svg:x1="50cm" svg:y1="32cm" svg:x2="50cm" svg:y2="36cm">
          <text:p/>
        </draw:line>
        <draw:line draw:style-name="gr2" draw:text-style-name="P1" draw:layer="layout" svg:x1="60cm" svg:y1="32cm" svg:x2="60cm" svg:y2="36cm">
          <text:p/>
        </draw:line>
        <draw:rect draw:style-name="gr3" draw:text-style-name="P1" draw:layer="layout" svg:width="4cm" svg:height="3cm" svg:x="48cm" svg:y="36cm">
          <text:p text:style-name="P1">1</text:p>
        </draw:rect>
        <draw:rect draw:style-name="gr3" draw:text-style-name="P1" draw:layer="layout" svg:width="4cm" svg:height="3cm" svg:x="58cm" svg:y="36cm">
          <text:p text:style-name="P1">2</text:p>
        </draw:rect>
        <draw:rect draw:style-name="gr3" draw:text-style-name="P1" draw:layer="layout" svg:width="6cm" svg:height="4cm" svg:x="47cm" svg:y="43cm">
          <text:p text:style-name="P1">Muestra las </text:p>
          <text:p text:style-name="P1">habitaciones que </text:p>
          <text:p text:style-name="P1">salen hoy</text:p>
        </draw:rect>
        <draw:rect draw:style-name="gr3" draw:text-style-name="P1" draw:layer="layout" svg:width="6cm" svg:height="4cm" svg:x="57cm" svg:y="43cm">
          <text:p text:style-name="P1">Muestra todas las</text:p>
          <text:p text:style-name="P1">habitaciones con </text:p>
          <text:p text:style-name="P1">sus salidas</text:p>
        </draw:rect>
        <draw:line draw:style-name="gr2" draw:text-style-name="P1" draw:layer="layout" svg:x1="60cm" svg:y1="39cm" svg:x2="60cm" svg:y2="43cm">
          <text:p/>
        </draw:line>
        <draw:line draw:style-name="gr2" draw:text-style-name="P1" draw:layer="layout" svg:x1="50cm" svg:y1="39cm" svg:x2="50cm" svg:y2="43cm">
          <text:p/>
        </draw:line>
        <draw:line draw:style-name="gr2" draw:text-style-name="P1" draw:layer="layout" svg:x1="60cm" svg:y1="47cm" svg:x2="60cm" svg:y2="51cm">
          <text:p/>
        </draw:line>
        <draw:line draw:style-name="gr2" draw:text-style-name="P1" draw:layer="layout" svg:x1="50cm" svg:y1="47cm" svg:x2="50cm" svg:y2="51cm">
          <text:p/>
        </draw:line>
        <draw:line draw:style-name="gr2" draw:text-style-name="P1" draw:layer="layout" svg:x1="50cm" svg:y1="51cm" svg:x2="60cm" svg:y2="51cm">
          <text:p/>
        </draw:line>
        <draw:line draw:style-name="gr2" draw:text-style-name="P1" draw:layer="layout" svg:x1="55cm" svg:y1="51cm" svg:x2="55cm" svg:y2="65cm">
          <text:p/>
        </draw:line>
        <draw:line draw:style-name="gr2" draw:text-style-name="P1" draw:layer="layout" svg:x1="76cm" svg:y1="21cm" svg:x2="76cm" svg:y2="25cm">
          <text:p/>
        </draw:line>
        <draw:rect draw:style-name="gr3" draw:text-style-name="P1" draw:layer="layout" svg:width="10cm" svg:height="3cm" svg:x="71cm" svg:y="25cm">
          <text:p text:style-name="P1">Que quiere hacer?</text:p>
          <text:p text:style-name="P2">1-Datos de clientes sin enviar</text:p>
          <text:p text:style-name="P2">2-Enviar datos de clientes</text:p>
        </draw:rect>
        <draw:line draw:style-name="gr2" draw:text-style-name="P1" draw:layer="layout" svg:x1="76cm" svg:y1="28cm" svg:x2="76cm" svg:y2="32cm">
          <text:p/>
        </draw:line>
        <draw:line draw:style-name="gr2" draw:text-style-name="P1" draw:layer="layout" svg:x1="71cm" svg:y1="32cm" svg:x2="81cm" svg:y2="32cm">
          <text:p/>
        </draw:line>
        <draw:line draw:style-name="gr2" draw:text-style-name="P1" draw:layer="layout" svg:x1="71cm" svg:y1="32cm" svg:x2="71cm" svg:y2="36cm">
          <text:p/>
        </draw:line>
        <draw:line draw:style-name="gr2" draw:text-style-name="P1" draw:layer="layout" svg:x1="81cm" svg:y1="32cm" svg:x2="81cm" svg:y2="36cm">
          <text:p/>
        </draw:line>
        <draw:rect draw:style-name="gr3" draw:text-style-name="P1" draw:layer="layout" svg:width="4cm" svg:height="3cm" svg:x="69cm" svg:y="36cm">
          <text:p text:style-name="P1">Muestra </text:p>
          <text:p text:style-name="P1">los datos</text:p>
          <text:p text:style-name="P1">sin enviar</text:p>
        </draw:rect>
        <draw:rect draw:style-name="gr3" draw:text-style-name="P1" draw:layer="layout" svg:width="4cm" svg:height="3cm" svg:x="79cm" svg:y="36cm">
          <text:p text:style-name="P1">Envía por</text:p>
          <text:p text:style-name="P1">mail</text:p>
          <text:p text:style-name="P1">los datos</text:p>
        </draw:rect>
        <draw:line draw:style-name="gr2" draw:text-style-name="P1" draw:layer="layout" svg:x1="81cm" svg:y1="39cm" svg:x2="81cm" svg:y2="43cm">
          <text:p/>
        </draw:line>
        <draw:line draw:style-name="gr2" draw:text-style-name="P1" draw:layer="layout" svg:x1="71cm" svg:y1="39cm" svg:x2="71cm" svg:y2="43cm">
          <text:p/>
        </draw:line>
        <draw:line draw:style-name="gr2" draw:text-style-name="P1" draw:layer="layout" svg:x1="71cm" svg:y1="43cm" svg:x2="81cm" svg:y2="43cm">
          <text:p/>
        </draw:line>
        <draw:line draw:style-name="gr2" draw:text-style-name="P1" draw:layer="layout" svg:x1="76cm" svg:y1="43cm" svg:x2="76cm" svg:y2="65cm">
          <text:p/>
        </draw:line>
        <draw:line draw:style-name="gr2" draw:text-style-name="P1" draw:layer="layout" svg:x1="21cm" svg:y1="35cm" svg:x2="25cm" svg:y2="35cm">
          <text:p/>
        </draw:line>
        <draw:line draw:style-name="gr2" draw:text-style-name="P1" draw:layer="layout" svg:x1="30cm" svg:y1="43cm" svg:x2="34cm" svg:y2="43cm">
          <text:p/>
        </draw:line>
        <draw:line draw:style-name="gr2" draw:text-style-name="P1" draw:layer="layout" svg:x1="37cm" svg:y1="53cm" svg:x2="37cm" svg:y2="57cm">
          <text:p/>
        </draw:line>
        <draw:line draw:style-name="gr2" draw:text-style-name="P1" draw:layer="layout" svg:x1="37cm" svg:y1="61cm" svg:x2="37cm" svg:y2="65cm">
          <text:p/>
        </draw:line>
        <draw:line draw:style-name="gr2" draw:text-style-name="P1" draw:layer="layout" svg:x1="109cm" svg:y1="65cm" svg:x2="10cm" svg:y2="65cm">
          <text:p/>
        </draw:line>
        <draw:line draw:style-name="gr2" draw:text-style-name="P1" draw:layer="layout" svg:x1="19cm" svg:y1="29cm" svg:x2="19cm" svg:y2="33cm">
          <text:p/>
        </draw:line>
        <draw:line draw:style-name="gr2" draw:text-style-name="P1" draw:layer="layout" svg:x1="19cm" svg:y1="37cm" svg:x2="19cm" svg:y2="65cm">
          <text:p/>
        </draw:line>
        <draw:line draw:style-name="gr2" draw:text-style-name="P1" draw:layer="layout" svg:x1="28cm" svg:y1="45cm" svg:x2="28.1cm" svg:y2="65.1cm">
          <text:p/>
        </draw:line>
        <draw:line draw:style-name="gr2" draw:text-style-name="P1" draw:layer="layout" svg:x1="10cm" svg:y1="14cm" svg:x2="109cm" svg:y2="14cm">
          <text:p/>
        </draw:line>
        <draw:line draw:style-name="gr2" draw:text-style-name="P1" draw:layer="layout" svg:x1="55cm" svg:y1="14cm" svg:x2="55cm" svg:y2="18cm">
          <text:p/>
        </draw:line>
        <draw:line draw:style-name="gr2" draw:text-style-name="P1" draw:layer="layout" svg:x1="76cm" svg:y1="14cm" svg:x2="76cm" svg:y2="18cm">
          <text:p/>
        </draw:line>
        <draw:line draw:style-name="gr2" draw:text-style-name="P1" draw:layer="layout" svg:x1="95cm" svg:y1="21cm" svg:x2="95cm" svg:y2="25cm">
          <text:p/>
        </draw:line>
        <draw:rect draw:style-name="gr3" draw:text-style-name="P1" draw:layer="layout" svg:width="10cm" svg:height="3cm" svg:x="90cm" svg:y="25cm">
          <text:p text:style-name="P1">Sección ofertas</text:p>
          <text:p text:style-name="P2">1-Ofertas del mes</text:p>
          <text:p text:style-name="P2">2-Ofertas fidelidad</text:p>
        </draw:rect>
        <draw:line draw:style-name="gr2" draw:text-style-name="P1" draw:layer="layout" svg:x1="95cm" svg:y1="28cm" svg:x2="95cm" svg:y2="32cm">
          <text:p/>
        </draw:line>
        <draw:line draw:style-name="gr2" draw:text-style-name="P1" draw:layer="layout" svg:x1="90cm" svg:y1="32cm" svg:x2="100cm" svg:y2="32cm">
          <text:p/>
        </draw:line>
        <draw:line draw:style-name="gr2" draw:text-style-name="P1" draw:layer="layout" svg:x1="90cm" svg:y1="32cm" svg:x2="90cm" svg:y2="36cm">
          <text:p/>
        </draw:line>
        <draw:line draw:style-name="gr2" draw:text-style-name="P1" draw:layer="layout" svg:x1="100cm" svg:y1="32cm" svg:x2="100cm" svg:y2="36cm">
          <text:p/>
        </draw:line>
        <draw:rect draw:style-name="gr6" draw:text-style-name="P1" draw:layer="layout" svg:width="4cm" svg:height="3cm" svg:x="88cm" svg:y="36cm">
          <text:p text:style-name="P1">Envía al mail</text:p>
          <text:p text:style-name="P1">del cliente</text:p>
          <text:p text:style-name="P1">las ofertas</text:p>
          <text:p text:style-name="P1">del mes</text:p>
        </draw:rect>
        <draw:rect draw:style-name="gr7" draw:text-style-name="P1" draw:layer="layout" svg:width="4cm" svg:height="3cm" svg:x="98cm" svg:y="36cm">
          <text:p text:style-name="P1"><text:span text:style-name="T1"/></text:p>
          <text:p text:style-name="P1"><text:span text:style-name="T1">Ofertas</text:span></text:p>
          <text:p text:style-name="P1"><text:span text:style-name="T1">especiales a</text:span></text:p>
          <text:p text:style-name="P1"><text:span text:style-name="T1">los clientes</text:span></text:p>
          <text:p text:style-name="P1"><text:span text:style-name="T2">más activos</text:span></text:p>
        </draw:rect>
        <draw:line draw:style-name="gr2" draw:text-style-name="P1" draw:layer="layout" svg:x1="100cm" svg:y1="39cm" svg:x2="100cm" svg:y2="43cm">
          <text:p/>
        </draw:line>
        <draw:line draw:style-name="gr2" draw:text-style-name="P1" draw:layer="layout" svg:x1="90cm" svg:y1="39cm" svg:x2="90cm" svg:y2="43cm">
          <text:p/>
        </draw:line>
        <draw:line draw:style-name="gr2" draw:text-style-name="P1" draw:layer="layout" svg:x1="90cm" svg:y1="43cm" svg:x2="100cm" svg:y2="43cm">
          <text:p/>
        </draw:line>
        <draw:line draw:style-name="gr2" draw:text-style-name="P1" draw:layer="layout" svg:x1="95cm" svg:y1="43cm" svg:x2="95cm" svg:y2="65cm">
          <text:p/>
        </draw:line>
        <draw:line draw:style-name="gr2" draw:text-style-name="P1" draw:layer="layout" svg:x1="95cm" svg:y1="14cm" svg:x2="95cm" svg:y2="18cm">
          <text:p/>
        </draw:line>
        <draw:line draw:style-name="gr2" draw:text-style-name="P1" draw:layer="layout" svg:x1="109cm" svg:y1="14cm" svg:x2="109cm" svg:y2="18cm">
          <text:p/>
        </draw:line>
        <draw:line draw:style-name="gr2" draw:text-style-name="P1" draw:layer="layout" svg:x1="109.1cm" svg:y1="21cm" svg:x2="109cm" svg:y2="65cm">
          <text:p/>
        </draw:line>
        <draw:line draw:style-name="gr2" draw:text-style-name="P1" draw:layer="layout" svg:x1="59.5cm" svg:y1="65cm" svg:x2="59.5cm" svg:y2="69cm">
          <text:p/>
        </draw:line>
        <draw:ellipse draw:style-name="gr3" draw:text-style-name="P1" draw:layer="layout" svg:width="6cm" svg:height="3cm" svg:x="56.5cm" svg:y="77cm">
          <text:p text:style-name="P1">FIN</text:p>
        </draw:ellipse>
        <draw:line draw:style-name="gr2" draw:text-style-name="P1" draw:layer="layout" svg:x1="59.5cm" svg:y1="73cm" svg:x2="59.5cm" svg:y2="77cm">
          <text:p/>
        </draw:line>
        <draw:custom-shape draw:style-name="gr4" draw:text-style-name="P1" draw:layer="layout" svg:width="4cm" svg:height="4cm" svg:x="57.5cm" svg:y="69cm">
          <text:p text:style-name="P1">Opción</text:p>
          <text:p text:style-name="P1">5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cm" svg:height="1.15cm" svg:x="60cm" svg:y="73cm">
          <draw:text-box>
            <text:p>S</text:p>
          </draw:text-box>
        </draw:frame>
        <draw:frame draw:style-name="gr5" draw:layer="layout" svg:width="1cm" svg:height="1.15cm" svg:x="56cm" svg:y="70cm">
          <draw:text-box>
            <text:p>N</text:p>
          </draw:text-box>
        </draw:frame>
        <draw:line draw:style-name="gr2" draw:text-style-name="P1" draw:layer="layout" svg:x1="57.5cm" svg:y1="71cm" svg:x2="5cm" svg:y2="71cm">
          <text:p/>
        </draw:line>
        <draw:line draw:style-name="gr2" draw:text-style-name="P1" draw:layer="layout" svg:x1="52cm" svg:y1="7cm" svg:x2="5cm" svg:y2="7cm">
          <text:p/>
        </draw:line>
        <draw:line draw:style-name="gr2" draw:text-style-name="P1" draw:layer="layout" svg:x1="5cm" svg:y1="7cm" svg:x2="5cm" svg:y2="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Pousa Marcote</meta:initial-creator>
    <meta:creation-date>2014-03-12T17:46:58.88</meta:creation-date>
    <dc:date>2014-03-18T17:48:42.21</dc:date>
    <dc:creator>Carlos Pousa Marcote</dc:creator>
    <meta:editing-duration>PT1H46M47S</meta:editing-duration>
    <meta:editing-cycles>12</meta:editing-cycles>
    <meta:generator>OpenOffice/4.0.1$Win32 OpenOffice.org_project/401m5$Build-9714</meta:generator>
    <meta:document-statistic meta:object-count="90"/>
  </office:meta>
</office:document-meta>
</file>